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05B0ECF6ED060F5A136.png" manifest:media-type="image/png"/>
  <manifest:file-entry manifest:full-path="Pictures/1000020100000395000001DA61115F54D2E74721.png" manifest:media-type="image/png"/>
  <manifest:file-entry manifest:full-path="Pictures/10000000000002B10000039066A6843A72C41029.jpg" manifest:media-type="image/jpeg"/>
  <manifest:file-entry manifest:full-path="Pictures/10000000000000FA0000015E49F73331308F72C6.jpg" manifest:media-type="image/jpeg"/>
  <manifest:file-entry manifest:full-path="Pictures/10000000000000A00000007A6DB0BB490E1C50E1.jpg" manifest:media-type="image/jpeg"/>
  <manifest:file-entry manifest:full-path="Pictures/10000200000000580000001F82A58410F9B241D3.png" manifest:media-type="image/png"/>
  <manifest:file-entry manifest:full-path="Pictures/10000201000001CE00000088D89AAEE1FDACD2AF.png" manifest:media-type="image/png"/>
  <manifest:file-entry manifest:full-path="Pictures/10000000000000C8000001332B0760380C476485.jpg" manifest:media-type="image/jpeg"/>
  <manifest:file-entry manifest:full-path="Pictures/1000000000000177000001C21081F811EF6D99D8.jpg" manifest:media-type="image/jpeg"/>
  <manifest:file-entry manifest:full-path="Pictures/100002000000000A0000000A6361AF2587162F7F.gif" manifest:media-type="image/gif"/>
  <manifest:file-entry manifest:full-path="Pictures/100000000000008F0000008E29F5E5FA378C40FC.jpg" manifest:media-type="image/jpeg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000000000DC000000CF4AFC940E81AB290B.jpg" manifest:media-type="image/jpeg"/>
  <manifest:file-entry manifest:full-path="Pictures/100002000000000A0000000AD43FEAD2E0A5CF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9">
      <style:graphic-properties draw:fill-color="#ffffff" draw:auto-grow-height="true" fo:min-height="11.427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outline1" style:list-style-name="L5">
      <style:graphic-properties fo:min-height="13.7cm"/>
    </style:style>
    <style:style style:name="pr9" style:family="presentation" style:parent-style-name="資訊未來大自由_5f_內頁-notes">
      <style:graphic-properties draw:fill-color="#ffffff" fo:min-height="11.427cm"/>
    </style:style>
    <style:style style:name="pr10" style:family="presentation" style:parent-style-name="資訊未來大自由_5f_內頁-outline1" style:list-style-name="L5">
      <style:graphic-properties fo:min-height="13.75cm"/>
    </style:style>
    <style:style style:name="pr11" style:family="presentation" style:parent-style-name="資訊未來大自由_5f_內頁-outline1" style:list-style-name="L5">
      <style:graphic-properties fo:min-height="13.7cm"/>
    </style:style>
    <style:style style:name="pr12" style:family="presentation" style:parent-style-name="資訊未來大自由_5f_內頁-outline1" style:list-style-name="L5">
      <style:graphic-properties fo:min-height="13.7cm"/>
    </style:style>
    <style:style style:name="pr13" style:family="presentation" style:parent-style-name="資訊未來大自由_5f_內頁-notes" style:list-style-name="L9">
      <style:graphic-properties draw:fill-color="#ffffff" draw:auto-grow-height="true" fo:min-height="11.427cm"/>
    </style:style>
    <style:style style:name="pr14" style:family="presentation" style:parent-style-name="資訊未來大自由_5f_內頁-outline1">
      <style:graphic-properties fo:min-height="13.6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 style:list-style-name="L7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2" style:family="paragraph">
      <style:paragraph-properties fo:margin-left="0.948cm" fo:margin-right="0cm" fo:margin-top="0.56cm" fo:margin-bottom="0cm" fo:line-height="93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text-properties style:use-window-font-color="true" style:font-name="全字庫正楷體" style:font-name-asian="全字庫正楷體"/>
    </style:style>
    <style:style style:name="P14" style:family="paragraph">
      <loext:graphic-properties draw:fill-color="#ffffff"/>
      <style:text-properties style:font-size-asian="12pt"/>
    </style:style>
    <style:style style:name="P15" style:family="paragraph">
      <style:text-properties style:use-window-font-color="true"/>
    </style:style>
    <style:style style:name="P16" style:family="paragraph">
      <style:paragraph-properties fo:margin-top="0.2cm" fo:margin-bottom="0cm" fo:line-height="100%"/>
    </style:style>
    <style:style style:name="P17" style:family="paragraph">
      <style:paragraph-properties fo:margin-top="0.2cm" fo:margin-bottom="0cm" fo:line-height="100%"/>
      <style:text-properties style:use-window-font-color="true" style:font-name="Liberation Serif" style:font-name-asian="Liberation Serif"/>
    </style:style>
    <style:style style:name="P18" style:family="paragraph">
      <style:paragraph-properties fo:margin-top="0.2cm" fo:margin-bottom="0cm" fo:line-height="100%"/>
      <style:text-properties style:use-window-font-color="true"/>
    </style:style>
    <style:style style:name="P19" style:family="paragraph">
      <style:text-properties style:use-window-font-color="true" fo:font-size="26pt" style:font-size-asian="26pt" style:font-size-complex="26pt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2" style:family="paragraph">
      <style:paragraph-properties fo:margin-left="0cm" fo:margin-right="0cm" fo:margin-top="0.396cm" fo:margin-bottom="0cm" fo:line-height="100%" fo:text-align="start" fo:text-indent="0cm"/>
    </style:style>
    <style:style style:name="P2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4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use-window-font-color="true" style:font-name="全字庫正楷體" fo:font-size="36pt" fo:font-weight="bold" style:font-name-asian="全字庫正楷體" style:font-size-asian="36pt" style:font-weight-asian="bold" style:font-name-complex="方正明體" style:font-size-complex="36pt"/>
    </style:style>
    <style:style style:name="T7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6pt" style:language-asian="zh" style:country-asian="TW" style:font-style-asian="normal" style:font-weight-asian="bold" style:font-name-complex="AR PL Mingti2L Big5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3" style:family="text">
      <style:text-properties fo:color="#ff0000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4" style:family="text">
      <style:text-properties style:use-window-font-color="true" style:font-name="全字庫正楷體" fo:font-size="72pt" fo:font-weight="normal" style:font-name-asian="全字庫正楷體" style:font-size-asian="72pt" style:font-weight-asian="normal" style:font-size-complex="72pt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" fo:font-size="7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72pt" style:language-asian="zh" style:country-asian="TW" style:font-style-asian="normal" style:font-weight-asian="normal" style:font-name-complex="AR PL Mingti2L Big5" style:font-size-complex="7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全字庫正宋體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6pt" style:language-asian="zh" style:country-asian="TW" style:font-style-asian="normal" style:font-weight-asian="normal" style:font-name-complex="AR PL Mingti2L Big5" style:font-size-complex="2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8" style:family="text">
      <style:text-properties style:use-window-font-color="true" style:font-name="全字庫正宋體" fo:font-size="18pt" style:font-name-asian="全字庫正宋體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5">
      <text:list-level-style-image text:level="1" xlink:href="Pictures/100002000000000A0000000A6361AF2587162F7F.gif" xlink:type="simple" xlink:show="embed" xlink:actuate="onLoad">
        <style:list-level-properties text:min-label-width="0.45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1.27cm" text:min-label-width="0.45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2.54cm" text:min-label-width="0.45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3.81cm" text:min-label-width="0.45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45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D43FEAD2E0A5CF85.png" xlink:type="simple" xlink:show="embed" xlink:actuate="onLoad">
        <style:list-level-properties text:min-label-width="0.45cm" style:vertical-pos="middle" style:vertical-rel="line" fo:width="0.5cm" fo:height="0.5cm"/>
      </text:list-level-style-image>
      <text:list-level-style-image text:level="2" xlink:href="Pictures/100002000000000A0000000AD43FEAD2E0A5CF85.png" xlink:type="simple" xlink:show="embed" xlink:actuate="onLoad">
        <style:list-level-properties text:space-before="1.27cm" text:min-label-width="0.45cm" style:vertical-pos="middle" style:vertical-rel="line" fo:width="0.5cm" fo:height="0.5cm"/>
      </text:list-level-style-image>
      <text:list-level-style-image text:level="3" xlink:href="Pictures/100002000000000A0000000AD43FEAD2E0A5CF85.png" xlink:type="simple" xlink:show="embed" xlink:actuate="onLoad">
        <style:list-level-properties text:space-before="2.54cm" text:min-label-width="0.45cm" style:vertical-pos="middle" style:vertical-rel="line" fo:width="0.5cm" fo:height="0.5cm"/>
      </text:list-level-style-image>
      <text:list-level-style-image text:level="4" xlink:href="Pictures/100002000000000A0000000AD43FEAD2E0A5CF85.png" xlink:type="simple" xlink:show="embed" xlink:actuate="onLoad">
        <style:list-level-properties text:space-before="3.81cm" text:min-label-width="0.45cm" style:vertical-pos="middle" style:vertical-rel="line" fo:width="0.5cm" fo:height="0.5cm"/>
      </text:list-level-style-image>
      <text:list-level-style-image text:level="5" xlink:href="Pictures/100002000000000A0000000AD43FEAD2E0A5CF85.png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6" xlink:href="Pictures/100002000000000A0000000AD43FEAD2E0A5CF85.png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7" xlink:href="Pictures/100002000000000A0000000AD43FEAD2E0A5CF85.png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8" xlink:href="Pictures/100002000000000A0000000AD43FEAD2E0A5CF85.png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9" xlink:href="Pictures/100002000000000A0000000AD43FEAD2E0A5CF85.png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10" xlink:href="Pictures/100002000000000A0000000AD43FEAD2E0A5CF85.png" xlink:type="simple" xlink:show="embed" xlink:actuate="onLoad">
        <style:list-level-properties text:space-before="5.4cm" text:min-label-width="0.45cm" style:vertical-pos="middle" style:vertical-rel="line" fo:width="0.5cm" fo:height="0.5cm"/>
      </text:list-level-style-image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12cm" svg:height="3.707cm" svg:x="4.98cm" svg:y="4.588cm" presentation:class="title" presentation:user-transformed="true">
          <draw:text-box>
            <text:p text:style-name="P3"><text:span text:style-name="T3">漢字的不標準使用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誰訂的標準</text:span></text:p>
          </draw:text-box>
        </draw:frame>
        <draw:frame draw:style-name="gr5" draw:text-style-name="P10" draw:layer="layout" svg:width="5.381cm" svg:height="5.166cm" svg:x="1.451cm" svg:y="4.875cm">
          <draw:image xlink:href="Pictures/10000000000000DC000000CF4AFC940E81AB290B.jpg" xlink:type="simple" xlink:show="embed" xlink:actuate="onLoad">
            <text:p/>
          </draw:image>
        </draw:frame>
        <draw:frame draw:style-name="gr5" draw:text-style-name="P10" draw:layer="layout" svg:width="4.936cm" svg:height="6.193cm" svg:x="19.074cm" svg:y="4.875cm">
          <draw:image xlink:href="Pictures/1000000000000177000001C21081F811EF6D99D8.jpg" xlink:type="simple" xlink:show="embed" xlink:actuate="onLoad">
            <text:p/>
          </draw:image>
        </draw:frame>
        <draw:frame draw:style-name="gr5" draw:text-style-name="P10" draw:layer="layout" svg:width="4.91cm" svg:height="7.812cm" svg:x="13.665cm" svg:y="4.875cm">
          <draw:image xlink:href="Pictures/10000000000000C8000001332B0760380C476485.jpg" xlink:type="simple" xlink:show="embed" xlink:actuate="onLoad">
            <text:p/>
          </draw:image>
        </draw:frame>
        <draw:frame draw:style-name="gr5" draw:text-style-name="P10" draw:layer="layout" svg:width="5.044cm" svg:height="5.008cm" svg:x="17.42cm" svg:y="13.442cm">
          <draw:image xlink:href="Pictures/100000000000008F0000008E29F5E5FA378C40FC.jpg" xlink:type="simple" xlink:show="embed" xlink:actuate="onLoad">
            <text:p/>
          </draw:image>
        </draw:frame>
        <draw:frame draw:style-name="gr5" draw:text-style-name="P10" draw:layer="layout" svg:width="5.643cm" svg:height="4.303cm" svg:x="9.264cm" svg:y="13.813cm">
          <draw:image xlink:href="Pictures/10000000000000A00000007A6DB0BB490E1C50E1.jpg" xlink:type="simple" xlink:show="embed" xlink:actuate="onLoad">
            <text:p/>
          </draw:image>
        </draw:frame>
        <draw:frame draw:style-name="gr5" draw:text-style-name="P10" draw:layer="layout" svg:width="5.702cm" svg:height="7.772cm" svg:x="7.212cm" svg:y="4.875cm">
          <draw:image xlink:href="Pictures/10000000000000FA0000015E49F73331308F72C6.jpg" xlink:type="simple" xlink:show="embed" xlink:actuate="onLoad">
            <text:p/>
          </draw:image>
        </draw:frame>
        <draw:frame draw:style-name="gr3" draw:text-style-name="P7" draw:layer="layout" svg:width="5cm" svg:height="6.4cm" svg:x="1.6cm" svg:y="11.7cm">
          <draw:image xlink:href="Pictures/10000000000002B10000039066A6843A72C41029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大綱</text:span></text:p>
          </draw:text-box>
        </draw:frame>
        <draw:frame presentation:style-name="pr6" draw:text-style-name="P13" draw:layer="layout" svg:width="23.5cm" svg:height="13.7cm" svg:x="1cm" svg:y="5.3cm" presentation:class="outline" presentation:user-transformed="true">
          <draw:text-box>
            <text:p text:style-name="P12"><text:span text:style-name="T6">１ 標點符號</text:span></text:p>
            <text:p text:style-name="P12"><text:span text:style-name="T6">２ 發音聲調</text:span></text:p>
            <text:p text:style-name="P12"><text:span text:style-name="T6">３ 成語</text:span></text:p>
            <text:p text:style-name="P12"><text:span text:style-name="T6">４ 別字</text:span></text:p>
            <text:p text:style-name="P12"><text:span text:style-name="T6">５ 錯字</text:span></text:p>
            <text:p text:style-name="P12"><text:span text:style-name="T6"/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標點符號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4">
              <text:list-item>
                <text:p><text:span text:style-name="T7">本質上並不屬於漢字的一部分</text:span></text:p>
              </text:list-item>
              <text:list-item>
                <text:p><text:span text:style-name="T8">標示語氣的作用大於文法上的角色</text:span></text:p>
              </text:list-item>
              <text:list-item>
                <text:p><text:span text:style-name="T7">在電子文件中與漢字併用時使用全形</text:span></text:p>
              </text:list-item>
              <text:list-item>
                <text:p><text:span text:style-name="T7">以漢字〇而非符號○表示數字零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經文、獎狀、訃聞…等文件多不使用</text:span></text:p>
              </text:list-item>
              <text:list-item>
                <text:p><text:span text:style-name="T7">橫書與直書所用的符號有差異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發音聲調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7">擔仔</text:span><text:span text:style-name="T7">(</text:span><text:span text:style-name="T7">ㄗ</text:span><text:span text:style-name="T7">ˇ)</text:span><text:span text:style-name="T7">麵、歌仔</text:span><text:span text:style-name="T7">(</text:span><text:span text:style-name="T7">ㄗ</text:span><text:span text:style-name="T7">ˇ)</text:span><text:span text:style-name="T7">戲</text:span></text:p>
              </text:list-item>
              <text:list-item>
                <text:p><text:span text:style-name="T7">感慨</text:span><text:span text:style-name="T7">(</text:span><text:span text:style-name="T7">ㄎㄞ</text:span><text:span text:style-name="T7">ˇ)</text:span><text:span text:style-name="T7">、法</text:span><text:span text:style-name="T7">(</text:span><text:span text:style-name="T7">ㄈㄚ</text:span><text:span text:style-name="T7">ˇ)</text:span><text:span text:style-name="T7">國</text:span></text:p>
              </text:list-item>
              <text:list-item>
                <text:p><text:span text:style-name="T7">占卜</text:span><text:span text:style-name="T7">(</text:span><text:span text:style-name="T7">ㄅㄨ</text:span><text:span text:style-name="T7">ˇ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外來詞語：伽藍寺、伽利略</text:span></text:p>
              </text:list-item>
              <text:list-item>
                <text:p><text:span text:style-name="T7">變讀：廣場、總統府</text:span></text:p>
              </text:list-item>
              <text:list-item>
                <text:p><text:span text:style-name="T7">連音：這樣、加油</text:span></text:p>
              </text:list-item>
              <text:list-item>
                <text:p><text:span text:style-name="T7">吸入音：嘖、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成語</text:span></text:p>
          </draw:text-box>
        </draw:frame>
        <draw:frame presentation:style-name="pr6" draw:text-style-name="P15" draw:layer="layout" svg:width="11.4cm" svg:height="13.7cm" svg:x="1cm" svg:y="5.3cm" presentation:class="outline" presentation:user-transformed="true">
          <draw:text-box>
            <text:list text:style-name="L5">
              <text:list-item>
                <text:p text:style-name="P16"><text:span text:style-name="T10">約定俗成</text:span><text:span text:style-name="T10">(</text:span><text:span text:style-name="T11">約定成俗</text:span><text:span text:style-name="T10">)</text:span></text:p>
              </text:list-item>
              <text:list-item>
                <text:p text:style-name="P16"><text:span text:style-name="T10">心無旁騖</text:span><text:span text:style-name="T10">(</text:span><text:span text:style-name="T11">心無旁鶩</text:span><text:span text:style-name="T10">)</text:span></text:p>
              </text:list-item>
              <text:list-item>
                <text:p text:style-name="P16"><text:span text:style-name="T10">趨之若鶩</text:span><text:span text:style-name="T10">(</text:span><text:span text:style-name="T11">趨之若騖</text:span><text:span text:style-name="T10">)</text:span></text:p>
              </text:list-item>
              <text:list-item>
                <text:p text:style-name="P16"><text:span text:style-name="T10">一籌莫展</text:span><text:span text:style-name="T10">(</text:span><text:span text:style-name="T11">一愁莫展</text:span><text:span text:style-name="T10">)</text:span></text:p>
              </text:list-item>
              <text:list-item>
                <text:p text:style-name="P16"><text:span text:style-name="T10">自力更生</text:span><text:span text:style-name="T10">(</text:span><text:span text:style-name="T11">自立更生</text:span><text:span text:style-name="T10">)</text:span></text:p>
              </text:list-item>
              <text:list-item>
                <text:p text:style-name="P16"><text:span text:style-name="T10">名副其實</text:span><text:span text:style-name="T10">(</text:span><text:span text:style-name="T11">名符其實</text:span><text:span text:style-name="T10">)</text:span></text:p>
              </text:list-item>
              <text:list-item>
                <text:p text:style-name="P16"><text:span text:style-name="T10">防患未然</text:span><text:span text:style-name="T10">(</text:span><text:span text:style-name="T11">防範未然</text:span><text:span text:style-name="T10">)</text:span></text:p>
              </text:list-item>
              <text:list-item>
                <text:p text:style-name="P16"><text:span text:style-name="T10">克敵制勝</text:span><text:span text:style-name="T10">(</text:span><text:span text:style-name="T11">克敵致勝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一刀畢命</text:span><text:span text:style-name="T7">(</text:span><text:span text:style-name="T7">一刀斃命</text:span><text:span text:style-name="T7">)</text:span></text:p>
              </text:list-item>
            </text:list>
          </draw:text-box>
        </draw:frame>
        <draw:frame presentation:style-name="pr8" draw:text-style-name="P17" draw:layer="layout" svg:width="11.5cm" svg:height="13.7cm" svg:x="12.6cm" svg:y="5.289cm" presentation:class="outline" presentation:user-transformed="true">
          <draw:text-box>
            <text:list text:style-name="L5">
              <text:list-item>
                <text:p text:style-name="P16"><text:span text:style-name="T12">莫名其妙</text:span><text:span text:style-name="T12">(</text:span><text:span text:style-name="T13">莫明其妙</text:span><text:span text:style-name="T12">)</text:span></text:p>
              </text:list-item>
              <text:list-item>
                <text:p text:style-name="P16"><text:span text:style-name="T12">老羞成怒</text:span><text:span text:style-name="T12">(</text:span><text:span text:style-name="T13">惱羞成怒</text:span><text:span text:style-name="T12">)</text:span></text:p>
              </text:list-item>
              <text:list-item>
                <text:p text:style-name="P16"><text:span text:style-name="T12">無遠弗屆</text:span><text:span text:style-name="T12">(</text:span><text:span text:style-name="T13">無遠弗界</text:span><text:span text:style-name="T12">)</text:span></text:p>
              </text:list-item>
              <text:list-item>
                <text:p text:style-name="P16"><text:span text:style-name="T12">徇私枉法</text:span><text:span text:style-name="T12">(</text:span><text:span text:style-name="T13">循私枉法</text:span><text:span text:style-name="T12">)</text:span></text:p>
              </text:list-item>
              <text:list-item>
                <text:p text:style-name="P16"><text:span text:style-name="T12">置人於死</text:span><text:span text:style-name="T12">(</text:span><text:span text:style-name="T13">致人於死</text:span><text:span text:style-name="T12">)</text:span></text:p>
              </text:list-item>
              <text:list-item>
                <text:p text:style-name="P16"><text:span text:style-name="T12">既往不咎</text:span><text:span text:style-name="T12">(</text:span><text:span text:style-name="T13">既往不究</text:span><text:span text:style-name="T12">)</text:span></text:p>
              </text:list-item>
              <text:list-item>
                <text:p text:style-name="P16"><text:span text:style-name="T12">相形見絀</text:span><text:span text:style-name="T12">(</text:span><text:span text:style-name="T13">相形見拙</text:span><text:span text:style-name="T12">)</text:span></text:p>
              </text:list-item>
              <text:list-item>
                <text:p text:style-name="P16"><text:span text:style-name="T12">年高德劭</text:span><text:span text:style-name="T12">(</text:span><text:span text:style-name="T13">年高德邵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別字</text:span></text:p>
          </draw:text-box>
        </draw:frame>
        <draw:frame presentation:style-name="pr10" draw:text-style-name="P18" draw:layer="layout" svg:width="23.6cm" svg:height="13.75cm" svg:x="1cm" svg:y="5.3cm" presentation:class="outline" presentation:user-transformed="true">
          <draw:text-box>
            <text:list text:style-name="L5">
              <text:list-item>
                <text:p text:style-name="P16"><text:span text:style-name="T10">裡面</text:span><text:span text:style-name="T10">(</text:span><text:span text:style-name="T11">裏</text:span><text:span text:style-name="T10">面</text:span><text:span text:style-name="T10">)</text:span></text:p>
              </text:list-item>
              <text:list-item>
                <text:p text:style-name="P16"><text:span text:style-name="T10">說明</text:span><text:span text:style-name="T10">(</text:span><text:span text:style-name="T11">説</text:span><text:span text:style-name="T10">明</text:span><text:span text:style-name="T10">)</text:span></text:p>
              </text:list-item>
              <text:list-item>
                <text:p text:style-name="P16"><text:span text:style-name="T10">祕密</text:span><text:span text:style-name="T10">(</text:span><text:span text:style-name="T11">秘</text:span><text:span text:style-name="T10">密</text:span><text:span text:style-name="T10">)</text:span></text:p>
              </text:list-item>
              <text:list-item>
                <text:p text:style-name="P16"><text:span text:style-name="T10">掃描</text:span><text:span text:style-name="T10">(</text:span><text:span text:style-name="T10">掃</text:span><text:span text:style-name="T11">瞄</text:span><text:span text:style-name="T10">)</text:span></text:p>
              </text:list-item>
              <text:list-item>
                <text:p text:style-name="P16"><text:span text:style-name="T10">復習</text:span><text:span text:style-name="T10">(</text:span><text:span text:style-name="T11">複</text:span><text:span text:style-name="T10">習</text:span><text:span text:style-name="T10">)</text:span></text:p>
              </text:list-item>
              <text:list-item>
                <text:p text:style-name="P16"><text:span text:style-name="T10">妨礙</text:span><text:span text:style-name="T10">(</text:span><text:span text:style-name="T11">防碍</text:span><text:span text:style-name="T10">)</text:span></text:p>
              </text:list-item>
              <text:list-item>
                <text:p text:style-name="P16"><text:span text:style-name="T10">平臺</text:span><text:span text:style-name="T10">(</text:span><text:span text:style-name="T10">平</text:span><text:span text:style-name="T11">台</text:span><text:span text:style-name="T10">)</text:span></text:p>
              </text:list-item>
              <text:list-item>
                <text:p text:style-name="P16"><text:span text:style-name="T10">臺北</text:span><text:span text:style-name="T10">(</text:span><text:span text:style-name="T11">台</text:span><text:span text:style-name="T10">北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 text:style-name="P16"><text:span text:style-name="T7">(</text:span><text:span text:style-name="T7">記</text:span><text:span text:style-name="T7">|</text:span><text:span text:style-name="T7">紀</text:span><text:span text:style-name="T7">)</text:span><text:span text:style-name="T7">錄、必</text:span><text:span text:style-name="T7">(</text:span><text:span text:style-name="T7">須</text:span><text:span text:style-name="T7">|</text:span><text:span text:style-name="T7">需</text:span><text:span text:style-name="T7">)</text:span><text:span text:style-name="T7">、</text:span><text:span text:style-name="T7">(</text:span><text:span text:style-name="T7">作</text:span><text:span text:style-name="T7">|</text:span><text:span text:style-name="T7">做</text:span><text:span text:style-name="T7">)</text:span><text:span text:style-name="T7">為、月</text:span><text:span text:style-name="T7">(</text:span><text:span text:style-name="T7">分</text:span><text:span text:style-name="T7">|</text:span><text:span text:style-name="T7">份</text:span><text:span text:style-name="T7">)</text:span></text:p>
              </text:list-item>
              <text:list-item>
                <text:p text:style-name="P16"><text:span text:style-name="T7">董念台、台北捷運公司</text:span></text:p>
              </text:list-item>
            </text:list>
          </draw:text-box>
        </draw:frame>
        <draw:frame presentation:style-name="pr11" draw:text-style-name="P17" draw:layer="layout" svg:width="7.5cm" svg:height="13.7cm" svg:x="16.6cm" svg:y="5.289cm" presentation:class="outline" presentation:user-transformed="true">
          <draw:text-box>
            <text:list text:style-name="L5">
              <text:list-item>
                <text:p text:style-name="P16"><text:span text:style-name="T12">計畫</text:span><text:span text:style-name="T12">(</text:span><text:span text:style-name="T12">計</text:span><text:span text:style-name="T13">劃</text:span><text:span text:style-name="T12">)</text:span></text:p>
              </text:list-item>
              <text:list-item>
                <text:p text:style-name="P16"><text:span text:style-name="T12">規劃</text:span><text:span text:style-name="T12">(</text:span><text:span text:style-name="T12">規</text:span><text:span text:style-name="T13">畫</text:span><text:span text:style-name="T12">)</text:span></text:p>
              </text:list-item>
              <text:list-item>
                <text:p text:style-name="P16"><text:span text:style-name="T12">倒楣</text:span><text:span text:style-name="T12">(</text:span><text:span text:style-name="T12">倒</text:span><text:span text:style-name="T13">霉</text:span><text:span text:style-name="T12">)</text:span></text:p>
              </text:list-item>
              <text:list-item>
                <text:p text:style-name="P16"><text:span text:style-name="T12">貿然</text:span><text:span text:style-name="T12">(</text:span><text:span text:style-name="T13">冒</text:span><text:span text:style-name="T12">然</text:span><text:span text:style-name="T12">)</text:span></text:p>
              </text:list-item>
              <text:list-item>
                <text:p text:style-name="P16"><text:span text:style-name="T12">突顯</text:span><text:span text:style-name="T12">(</text:span><text:span text:style-name="T13">凸</text:span><text:span text:style-name="T12">顯</text:span><text:span text:style-name="T12">)</text:span></text:p>
              </text:list-item>
              <text:list-item>
                <text:p text:style-name="P16"><text:span text:style-name="T12">夥伴</text:span><text:span text:style-name="T12">(</text:span><text:span text:style-name="T13">伙</text:span><text:span text:style-name="T12">伴</text:span><text:span text:style-name="T12">)</text:span></text:p>
              </text:list-item>
              <text:list-item>
                <text:p text:style-name="P16"><text:span text:style-name="T12">交代</text:span><text:span text:style-name="T12">(</text:span><text:span text:style-name="T12">交</text:span><text:span text:style-name="T13">待</text:span><text:span text:style-name="T12">)</text:span></text:p>
              </text:list-item>
              <text:list-item>
                <text:p text:style-name="P16"><text:span text:style-name="T12">吔！</text:span><text:span text:style-name="T12">(</text:span><text:span text:style-name="T13">耶</text:span><text:span text:style-name="T12">！</text:span><text:span text:style-name="T12">)</text:span></text:p>
              </text:list-item>
              <text:list-item>
                <text:p text:style-name="P16"><text:span text:style-name="T12">嘍！</text:span><text:span text:style-name="T12">(</text:span><text:span text:style-name="T13">囉</text:span><text:span text:style-name="T12">！</text:span><text:span text:style-name="T12">)</text:span></text:p>
              </text:list-item>
            </text:list>
          </draw:text-box>
        </draw:frame>
        <draw:frame presentation:style-name="pr12" draw:text-style-name="P17" draw:layer="layout" svg:width="7.5cm" svg:height="13.7cm" svg:x="8.7cm" svg:y="5.289cm" presentation:class="outline" presentation:user-transformed="true">
          <draw:text-box>
            <text:list text:style-name="L5">
              <text:list-item>
                <text:p text:style-name="P16"><text:span text:style-name="T12">身分</text:span><text:span text:style-name="T12">(</text:span><text:span text:style-name="T12">身</text:span><text:span text:style-name="T13">份</text:span><text:span text:style-name="T12">)</text:span></text:p>
              </text:list-item>
              <text:list-item>
                <text:p text:style-name="P16"><text:span text:style-name="T12">部分</text:span><text:span text:style-name="T12">(</text:span><text:span text:style-name="T12">部</text:span><text:span text:style-name="T13">份</text:span><text:span text:style-name="T12">)</text:span></text:p>
              </text:list-item>
              <text:list-item>
                <text:p text:style-name="P16"><text:span text:style-name="T12">成分</text:span><text:span text:style-name="T12">(</text:span><text:span text:style-name="T12">成</text:span><text:span text:style-name="T13">份</text:span><text:span text:style-name="T12">)</text:span></text:p>
              </text:list-item>
              <text:list-item>
                <text:p text:style-name="P16"><text:span text:style-name="T12">過分</text:span><text:span text:style-name="T12">(</text:span><text:span text:style-name="T12">過</text:span><text:span text:style-name="T13">份</text:span><text:span text:style-name="T12">)</text:span></text:p>
              </text:list-item>
              <text:list-item>
                <text:p text:style-name="P16"><text:span text:style-name="T12">公布</text:span><text:span text:style-name="T12">(</text:span><text:span text:style-name="T12">公</text:span><text:span text:style-name="T13">佈</text:span><text:span text:style-name="T12">)</text:span></text:p>
              </text:list-item>
              <text:list-item>
                <text:p text:style-name="P16"><text:span text:style-name="T12">布景</text:span><text:span text:style-name="T12">(</text:span><text:span text:style-name="T13">佈</text:span><text:span text:style-name="T12">景</text:span><text:span text:style-name="T12">)</text:span></text:p>
              </text:list-item>
              <text:list-item>
                <text:p text:style-name="P16"><text:span text:style-name="T12">布告</text:span><text:span text:style-name="T12">(</text:span><text:span text:style-name="T13">佈</text:span><text:span text:style-name="T12">告</text:span><text:span text:style-name="T12">)</text:span></text:p>
              </text:list-item>
              <text:list-item>
                <text:p text:style-name="P16"><text:span text:style-name="T12">部署</text:span><text:span text:style-name="T12">(</text:span><text:span text:style-name="T13">佈</text:span><text:span text:style-name="T12">署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錯字</text:span></text:p>
          </draw:text-box>
        </draw:frame>
        <draw:frame draw:style-name="gr5" draw:text-style-name="P10" draw:layer="layout" svg:width="22.69cm" svg:height="11.73cm" svg:x="1.28cm" svg:y="5.55cm">
          <draw:image xlink:href="Pictures/1000020100000395000001DA61115F54D2E7472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3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錯字</text:span><text:span text:style-name="T5">(</text:span><text:span text:style-name="T5">特例</text:span><text:span text:style-name="T5">)</text:span></text:p>
          </draw:text-box>
        </draw:frame>
        <draw:frame presentation:style-name="pr14" draw:text-style-name="P15" draw:layer="layout" svg:width="23.5cm" svg:height="13.6cm" svg:x="1cm" svg:y="5.4cm" presentation:class="outline" presentation:user-transformed="true">
          <draw:text-box>
            <text:list text:style-name="L3">
              <text:list-item>
                <text:p><text:span text:style-name="T7">避諱字</text:span></text:p>
              </text:list-item>
            </text:list>
            <text:p><text:span text:style-name="T14">玄燁胤弘曆琰旻寧</text:span></text:p>
            <text:p><text:span text:style-name="T14">𤣥𤍞𦙍𢎞暦𤥎𣅐寕</text:span></text:p>
            <text:list text:continue-numbering="true" text:style-name="L3">
              <text:list-item>
                <text:p><text:span text:style-name="T7">考題</text:span></text:p>
              </text:list-item>
            </text:list>
            <text:p><text:span text:style-name="T15"/></text:p>
          </draw:text-box>
        </draw:frame>
        <draw:frame draw:style-name="gr5" draw:text-style-name="P10" draw:layer="layout" svg:width="17.415cm" svg:height="2.196cm" svg:x="2.107cm" svg:y="14.244cm">
          <draw:image xlink:href="Pictures/10000201000002BC0000005B0ECF6ED060F5A13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不標準建議</text:span></text:p>
          </draw:text-box>
        </draw:frame>
        <draw:frame presentation:style-name="pr6" draw:text-style-name="P19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16">著作、站著</text:span><text:span text:style-name="T16">&lt;-&gt;</text:span><text:span text:style-name="T16">着急、着火、着手</text:span></text:p>
              </text:list-item>
            </text:list>
            <text:list text:style-name="L6">
              <text:list-item>
                <text:p><text:span text:style-name="T16">睡著</text:span><text:span text:style-name="T16">&lt;-&gt;</text:span><text:span text:style-name="T16">睡着</text:span></text:p>
              </text:list-item>
            </text:list>
            <text:list text:style-name="L5">
              <text:list-item>
                <text:p><text:span text:style-name="T16">一只</text:span><text:span text:style-name="T16">&lt;-&gt;</text:span><text:span text:style-name="T16">衹要、衹有</text:span></text:p>
              </text:list-item>
              <text:list-item>
                <text:p><text:span text:style-name="T16">公布、布景</text:span><text:span text:style-name="T16">&lt;-&gt;</text:span><text:span text:style-name="T16">分佈、佈置</text:span></text:p>
              </text:list-item>
              <text:list-item>
                <text:p><text:span text:style-name="T16">效力</text:span><text:span text:style-name="T16">&lt;-&gt;</text:span><text:span text:style-name="T16">効力、効忠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5" draw:text-style-name="P21" draw:layer="layout" svg:width="7.708cm" svg:height="7.779cm" svg:x="5.292cm" svg:y="2.288cm" presentation:class="title" presentation:user-transformed="true">
          <draw:text-box>
            <text:p text:style-name="P20"><text:span text:style-name="T17">謝謝各位</text:span><text:span text:style-name="T17"><text:line-break/></text:span><text:span text:style-name="T17"><text:line-break/></text:span><text:span text:style-name="T17">敬請指教</text:span></text:p>
          </draw:text-box>
        </draw:frame>
        <draw:custom-shape draw:style-name="gr2" draw:text-style-name="P23" draw:layer="layout" svg:width="11.4cm" svg:height="1.927cm" svg:x="14cm" svg:y="17.1cm">
          <text:p text:style-name="P22"><text:span text:style-name="T18">圖片來源：維基百科</text:span></text:p>
          <text:p text:style-name="P22"><text:span text:style-name="T18">簡報模板：資訊未來大自由</text:span><text:span text:style-name="T18">(</text:span><text:span text:style-name="T18">孫賜萍</text:span><text:span text:style-name="T18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6" draw:text-style-name="P2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123</meta:editing-cycles>
    <meta:editing-duration>PT17H6M6S</meta:editing-duration>
    <meta:initial-creator>root </meta:initial-creator>
    <dc:date>2018-06-11T13:34:29.342063583</dc:date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